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0.7709in"/>
    </style:style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number-columns-repeated="1017" table:default-cell-style-name="ce5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3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3">00/00/0000</text:date>, <text:time style:data-style-name="N2" text:time-value="14:04:25.1548587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5-23T14:07:54.398008872</dc:date>
    <meta:editing-duration>PT1H9M41S</meta:editing-duration>
    <meta:editing-cycles>14</meta:editing-cycles>
    <meta:document-statistic meta:table-count="2" meta:cell-count="4401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